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.001cm" svg:height="9.004cm" svg:x="0.742cm" svg:y="3.931cm">
            <draw:object draw:notify-on-update-of-ranges="Planilha1.A4:Planilha1.A41 Planilha1.B3:Planilha1.B3 Planilha1.B4:Planilha1.B41 Planilha1.C3:Planilha1.C3 Planilha1.C4:Planilha1.C41 Planilha1.D3:Planilha1.D3 Planilha1.D4:Planilha1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184cm" svg:height="12.483cm" svg:x="17.35cm" svg:y="0.452cm">
            <draw:object draw:notify-on-update-of-ranges="Planilha1.A4:Planilha1.A41 Planilha1.B3:Planilha1.B3 Planilha1.B4:Planilha1.B41 Planilha1.C3:Planilha1.C3 Planilha1.C4:Planilha1.C41 Planilha1.D3:Planilha1.D3 Planilha1.D4:Planilha1.D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ce4"/>
        <table:table-row table:style-name="ro1">
          <table:table-cell office:value-type="string" calcext:value-type="string" table:number-columns-spanned="4" table:number-rows-spanned="1">
            <text:p>Tempo médio de execução para P = n1xm2 / 8</text:p>
          </table:table-cell>
          <table:covered-table-cell table:number-columns-repeated="3" table:style-name="ce3"/>
        </table:table-row>
        <table:table-row table:style-name="ro1" table:visibility="collapse">
          <table:table-cell office:value-type="string" calcext:value-type="string">
            <text:p>Matriz: 150 x 150</text:p>
          </table:table-cell>
          <table:table-cell table:style-name="ce3" office:value-type="string" calcext:value-type="string">
            <text:p><text:s/>P = 281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riz Resultado</text:p>
          </table:table-cell>
          <table:table-cell table:style-name="ce3" office:value-type="string" calcext:value-type="string">
            <text:p>Paralelo_Processos</text:p>
          </table:table-cell>
          <table:table-cell table:style-name="ce3" office:value-type="string" calcext:value-type="string">
            <text:p>Paralelo_Threads</text:p>
          </table:table-cell>
          <table:table-cell table:style-name="ce3" office:value-type="string" calcext:value-type="string">
            <text:p>Sequencial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 x 150</text:p>
          </table:table-cell>
          <table:table-cell table:formula="of:=AVERAGE([.B4:.B8])" office:value-type="float" office:value="0" calcext:value-type="float">
            <text:p>0,0s</text:p>
          </table:table-cell>
          <table:table-cell table:formula="of:=AVERAGE([.C4:.C8])" office:value-type="float" office:value="0" calcext:value-type="float">
            <text:p>0,0s</text:p>
          </table:table-cell>
          <table:table-cell table:formula="of:=AVERAGE([.D4:.D8])" office:value-type="float" office:value="0" calcext:value-type="float">
            <text:p>0,0s</text:p>
          </table:table-cell>
        </table:table-row>
        <table:table-row table:style-name="ro1" table:visibility="collapse">
          <table:table-cell office:value-type="string" calcext:value-type="string">
            <text:p>Matriz: 300 x 300</text:p>
          </table:table-cell>
          <table:table-cell office:value-type="string" calcext:value-type="string">
            <text:p><text:s/>P = 11250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Execucao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Sequencial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,0s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,0s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,0s</text:p>
          </table:table-cell>
          <table:table-cell office:value-type="float" office:value="1" calcext:value-type="float">
            <text:p>1,0s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,0s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,0s</text:p>
          </table:table-cell>
          <table:table-cell table:number-columns-repeated="2" office:value-type="float" office:value="0" calcext:value-type="float">
            <text:p>0,0s</text:p>
          </table:table-cell>
        </table:table-row>
        <table:table-row table:style-name="ro1">
          <table:table-cell office:value-type="string" calcext:value-type="string">
            <text:p>300 x 300</text:p>
          </table:table-cell>
          <table:table-cell table:formula="of:=AVERAGE([.B12:.B16])" office:value-type="float" office:value="0.2" calcext:value-type="float">
            <text:p>0,2s</text:p>
          </table:table-cell>
          <table:table-cell table:formula="of:=AVERAGE([.C12:.C16])" office:value-type="float" office:value="0" calcext:value-type="float">
            <text:p>0,0s</text:p>
          </table:table-cell>
          <table:table-cell table:formula="of:=AVERAGE([.D12:.D16])" office:value-type="float" office:value="0.2" calcext:value-type="float">
            <text:p>0,2s</text:p>
          </table:table-cell>
        </table:table-row>
        <table:table-row table:style-name="ro1" table:visibility="collapse">
          <table:table-cell office:value-type="string" calcext:value-type="string">
            <text:p>Matriz: 600 x 600</text:p>
          </table:table-cell>
          <table:table-cell office:value-type="string" calcext:value-type="string">
            <text:p><text:s/>P = 45000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Execucao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Sequencial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,0s</text:p>
          </table:table-cell>
          <table:table-cell office:value-type="float" office:value="2" calcext:value-type="float">
            <text:p>2,0s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,0s</text:p>
          </table:table-cell>
          <table:table-cell office:value-type="float" office:value="2" calcext:value-type="float">
            <text:p>2,0s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,0s</text:p>
          </table:table-cell>
          <table:table-cell office:value-type="float" office:value="2" calcext:value-type="float">
            <text:p>2,0s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,0s</text:p>
          </table:table-cell>
          <table:table-cell office:value-type="float" office:value="2" calcext:value-type="float">
            <text:p>2,0s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,0s</text:p>
          </table:table-cell>
          <table:table-cell office:value-type="float" office:value="2" calcext:value-type="float">
            <text:p>2,0s</text:p>
          </table:table-cell>
        </table:table-row>
        <table:table-row table:style-name="ro1">
          <table:table-cell office:value-type="string" calcext:value-type="string">
            <text:p>600 x 600</text:p>
          </table:table-cell>
          <table:table-cell table:formula="of:=AVERAGE([.B20:.B24])" office:value-type="float" office:value="1" calcext:value-type="float">
            <text:p>1,0s</text:p>
          </table:table-cell>
          <table:table-cell table:formula="of:=AVERAGE([.C20:.C24])" office:value-type="float" office:value="1" calcext:value-type="float">
            <text:p>1,0s</text:p>
          </table:table-cell>
          <table:table-cell table:formula="of:=AVERAGE([.D20:.D24])" office:value-type="float" office:value="2" calcext:value-type="float">
            <text:p>2,0s</text:p>
          </table:table-cell>
        </table:table-row>
        <table:table-row table:style-name="ro1" table:visibility="collapse">
          <table:table-cell office:value-type="string" calcext:value-type="string">
            <text:p>Matriz: 1200 x 1200</text:p>
          </table:table-cell>
          <table:table-cell office:value-type="string" calcext:value-type="string">
            <text:p><text:s/>P = 180000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Execucao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Sequencial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,0s</text:p>
          </table:table-cell>
          <table:table-cell office:value-type="float" office:value="16" calcext:value-type="float">
            <text:p>16,0s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,0s</text:p>
          </table:table-cell>
          <table:table-cell office:value-type="float" office:value="15" calcext:value-type="float">
            <text:p>15,0s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,0s</text:p>
          </table:table-cell>
          <table:table-cell office:value-type="float" office:value="15" calcext:value-type="float">
            <text:p>15,0s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,0s</text:p>
          </table:table-cell>
          <table:table-cell office:value-type="float" office:value="4" calcext:value-type="float">
            <text:p>4,0s</text:p>
          </table:table-cell>
          <table:table-cell office:value-type="float" office:value="16" calcext:value-type="float">
            <text:p>16,0s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,0s</text:p>
          </table:table-cell>
          <table:table-cell office:value-type="float" office:value="5" calcext:value-type="float">
            <text:p>5,0s</text:p>
          </table:table-cell>
          <table:table-cell office:value-type="float" office:value="15" calcext:value-type="float">
            <text:p>15,0s</text:p>
          </table:table-cell>
        </table:table-row>
        <table:table-row table:style-name="ro1">
          <table:table-cell office:value-type="string" calcext:value-type="string">
            <text:p>1200 x 1200</text:p>
          </table:table-cell>
          <table:table-cell table:formula="of:=AVERAGE([.B28:.B32])" office:value-type="float" office:value="4.6" calcext:value-type="float">
            <text:p>4,6s</text:p>
          </table:table-cell>
          <table:table-cell table:formula="of:=AVERAGE([.C28:.C32])" office:value-type="float" office:value="4.6" calcext:value-type="float">
            <text:p>4,6s</text:p>
          </table:table-cell>
          <table:table-cell table:formula="of:=AVERAGE([.D28:.D32])" office:value-type="float" office:value="15.4" calcext:value-type="float">
            <text:p>15,4s</text:p>
          </table:table-cell>
        </table:table-row>
        <table:table-row table:style-name="ro1" table:visibility="collapse">
          <table:table-cell office:value-type="string" calcext:value-type="string">
            <text:p>Matriz: 2400 x 2400</text:p>
          </table:table-cell>
          <table:table-cell office:value-type="string" calcext:value-type="string">
            <text:p><text:s/>P = 720000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Execucao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Sequencial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,0s</text:p>
          </table:table-cell>
          <table:table-cell office:value-type="float" office:value="43" calcext:value-type="float">
            <text:p>43,0s</text:p>
          </table:table-cell>
          <table:table-cell office:value-type="float" office:value="145" calcext:value-type="float">
            <text:p>145,0s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,0s</text:p>
          </table:table-cell>
          <table:table-cell office:value-type="float" office:value="37" calcext:value-type="float">
            <text:p>37,0s</text:p>
          </table:table-cell>
          <table:table-cell office:value-type="float" office:value="144" calcext:value-type="float">
            <text:p>144,0s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2" office:value-type="float" office:value="38" calcext:value-type="float">
            <text:p>38,0s</text:p>
          </table:table-cell>
          <table:table-cell office:value-type="float" office:value="142" calcext:value-type="float">
            <text:p>142,0s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,0s</text:p>
          </table:table-cell>
          <table:table-cell office:value-type="float" office:value="38" calcext:value-type="float">
            <text:p>38,0s</text:p>
          </table:table-cell>
          <table:table-cell office:value-type="float" office:value="143" calcext:value-type="float">
            <text:p>143,0s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,0s</text:p>
          </table:table-cell>
          <table:table-cell office:value-type="float" office:value="37" calcext:value-type="float">
            <text:p>37,0s</text:p>
          </table:table-cell>
          <table:table-cell office:value-type="float" office:value="142" calcext:value-type="float">
            <text:p>142,0s</text:p>
          </table:table-cell>
        </table:table-row>
        <table:table-row table:style-name="ro1">
          <table:table-cell office:value-type="string" calcext:value-type="string">
            <text:p>2400 x 2400</text:p>
          </table:table-cell>
          <table:table-cell table:formula="of:=AVERAGE([.B36:.B40])" office:value-type="float" office:value="40" calcext:value-type="float">
            <text:p>40,0s</text:p>
          </table:table-cell>
          <table:table-cell table:formula="of:=AVERAGE([.C36:.C40])" office:value-type="float" office:value="38.6" calcext:value-type="float">
            <text:p>38,6s</text:p>
          </table:table-cell>
          <table:table-cell table:formula="of:=AVERAGE([.D36:.D40])" office:value-type="float" office:value="143.2" calcext:value-type="float">
            <text:p>143,2s</text:p>
          </table:table-cell>
        </table:table-row>
      </table:table>
      <table:table table:name="resultados_E1_150x150_p281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riz: 150 x 150</text:p>
          </table:table-cell>
          <table:table-cell office:value-type="string" calcext:value-type="string">
            <text:p><text:s/>P = 2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resultados_E1_300x300_p1125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riz: 300 x 300</text:p>
          </table:table-cell>
          <table:table-cell office:value-type="string" calcext:value-type="string">
            <text:p><text:s/>P = 11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resultados_E1_600x600_p4500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riz: 600 x 600</text:p>
          </table:table-cell>
          <table:table-cell office:value-type="string" calcext:value-type="string">
            <text:p><text:s/>P = 4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resultados_E1_1200x1200_p180000" table:style-name="ta1"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riz: 1200 x 1200</text:p>
          </table:table-cell>
          <table:table-cell office:value-type="string" calcext:value-type="string">
            <text:p><text:s/>P = 18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resultados_E1_2400x2400_p720000" table:style-name="ta1"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riz: 2400 x 2400</text:p>
          </table:table-cell>
          <table:table-cell office:value-type="string" calcext:value-type="string">
            <text:p><text:s/>P = 7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2" number:min-decimal-places="2" number:min-integer-digits="1"/>
      <number:text>s</number:text>
    </number:number-style>
    <number:number-style style:name="N108">
      <number:number number:min-integer-digits="1"/>
      <number:text>s</number:text>
    </number:number-style>
    <number:number-style style:name="N107">
      <number:number number:decimal-places="1" number:min-decimal-places="1" number:min-integer-digits="1"/>
      <number:text>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0:28:09.422359012</meta:creation-date>
    <dc:date>2022-10-04T20:43:36.033363430</dc:date>
    <meta:editing-duration>PT32M3S</meta:editing-duration>
    <meta:editing-cycles>5</meta:editing-cycles>
    <meta:generator>LibreOffice/7.3.6.2$Linux_X86_64 LibreOffice_project/30$Build-2</meta:generator>
    <meta:document-statistic meta:table-count="6" meta:cell-count="28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title svg:x="3.301cm" svg:y="0.316cm" chart:style-name="ch2">
          <text:p>Tempo médio de execução para P = n1xm2 / 8</text:p>
        </chart:title>
        <chart:legend chart:legend-position="end" svg:x="11.589cm" svg:y="3.705cm" style:legend-expansion="high" chart:style-name="ch3"/>
        <chart:plot-area chart:style-name="ch4" table:cell-range-address="Planilha1.A3:Planilha1.D41" chart:data-source-has-labels="both" svg:x="1.331cm" svg:y="1.275cm" svg:width="9.938cm" svg:height="6.569cm">
          <chart:coordinate-region svg:x="2.614cm" svg:y="1.475cm" svg:width="7.714cm" svg:height="5.722cm"/>
          <chart:axis chart:dimension="x" chart:name="primary-x" chart:style-name="ch5" chartooo:axis-type="auto">
            <chartooo:date-scale/>
            <chart:title svg:x="4.854cm" svg:y="8.024cm" chart:style-name="ch6">
              <text:p>Matrizes Resultado</text:p>
            </chart:title>
            <chart:categories table:cell-range-address="Planilha1.A4:Planilha1.A41"/>
          </chart:axis>
          <chart:axis chart:dimension="y" chart:name="primary-y" chart:style-name="ch7">
            <chart:title svg:x="0.451cm" svg:y="5.979cm" chart:style-name="ch8">
              <text:p>Tempo (segundos)</text:p>
            </chart:title>
            <chart:grid chart:style-name="ch9" chart:class="major"/>
          </chart:axis>
          <chart:series chart:style-name="ch10" chart:values-cell-range-address="Planilha1.B4:Planilha1.B41" chart:label-cell-address="Planilha1.B3:Planilha1.B3" chart:class="chart:line">
            <chart:data-point chart:repeated="5"/>
          </chart:series>
          <chart:series chart:style-name="ch11" chart:values-cell-range-address="Planilha1.C4:Planilha1.C41" chart:label-cell-address="Planilha1.C3:Planilha1.C3" chart:class="chart:line">
            <chart:data-point chart:repeated="5"/>
          </chart:series>
          <chart:series chart:style-name="ch12" chart:values-cell-range-address="Planilha1.D4:Planilha1.D41" chart:label-cell-address="Planilha1.D3:Planilha1.D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Processos</text:p>
                <draw:g>
                  <svg:desc>Planilha1.B3:Planilha1.B3</svg:desc>
                </draw:g>
              </table:table-cell>
              <table:table-cell office:value-type="string">
                <text:p>Paralelo_Threads</text:p>
                <draw:g>
                  <svg:desc>Planilha1.C3:Planilha1.C3</svg:desc>
                </draw:g>
              </table:table-cell>
              <table:table-cell office:value-type="string">
                <text:p>Sequencial</text:p>
                <draw:g>
                  <svg:desc>Planilha1.D3:Planilha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x 150</text:p>
                <draw:g>
                  <svg:desc>Planilha1.A4:Planilha1.A41</svg:desc>
                </draw:g>
              </table:table-cell>
              <table:table-cell office:value-type="float" office:value="0">
                <text:p>0</text:p>
                <draw:g>
                  <svg:desc>Planilha1.B4:Planilha1.B41</svg:desc>
                </draw:g>
              </table:table-cell>
              <table:table-cell office:value-type="float" office:value="0">
                <text:p>0</text:p>
                <draw:g>
                  <svg:desc>Planilha1.C4:Planilha1.C41</svg:desc>
                </draw:g>
              </table:table-cell>
              <table:table-cell office:value-type="float" office:value="0">
                <text:p>0</text:p>
                <draw:g>
                  <svg:desc>Planilha1.D4:Planilha1.D41</svg:desc>
                </draw:g>
              </table:table-cell>
            </table:table-row>
            <table:table-row>
              <table:table-cell office:value-type="string">
                <text:p>300 x 30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0 x 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0 x 1200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400 x 2400</text:p>
              </table:table-cell>
              <table:table-cell office:value-type="float" office:value="40">
                <text:p>40</text:p>
              </table:table-cell>
              <table:table-cell office:value-type="float" office:value="38.6">
                <text:p>38.6</text:p>
              </table:table-cell>
              <table:table-cell office:value-type="float" office:value="143.2">
                <text:p>14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>
      <style:text-properties fo:color="#0000ee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5" style:family="chart">
      <style:text-properties fo:color="#ff420e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d320"/>
    </style:style>
    <style:style style:name="ch18" style:family="chart">
      <style:text-properties fo:color="#ffd32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185cm" svg:height="12.484cm" xlink:href=".." xlink:type="simple" chart:class="chart:line" chart:style-name="ch1">
        <chart:title svg:x="6.392cm" svg:y="0.385cm" chart:style-name="ch2">
          <text:p>Tempo médio de execução para P = n1xm2 / 8</text:p>
        </chart:title>
        <chart:legend chart:legend-position="end" svg:x="17.269cm" svg:y="4.698cm" style:legend-expansion="high" chart:style-name="ch3"/>
        <chart:plot-area chart:style-name="ch4" table:cell-range-address="Planilha1.A3:Planilha1.D41" chart:data-source-has-labels="both" svg:x="1.454cm" svg:y="1.413cm" svg:width="15.372cm" svg:height="9.841cm">
          <chart:coordinate-region svg:x="2.737cm" svg:y="1.612cm" svg:width="13.148cm" svg:height="8.995cm"/>
          <chart:axis chart:dimension="x" chart:name="primary-x" chart:style-name="ch5" chartooo:axis-type="auto">
            <chartooo:date-scale/>
            <chart:title svg:x="7.694cm" svg:y="11.503cm" chart:style-name="ch6">
              <text:p>Matrizes Resultado</text:p>
            </chart:title>
            <chart:categories table:cell-range-address="Planilha1.A4:Planilha1.A41"/>
          </chart:axis>
          <chart:axis chart:dimension="y" chart:name="primary-y" chart:style-name="ch7">
            <chart:title svg:x="0.451cm" svg:y="7.753cm" chart:style-name="ch8">
              <text:p>Tempo (segundos)</text:p>
            </chart:title>
            <chart:grid chart:style-name="ch9" chart:class="major"/>
          </chart:axis>
          <chart:series chart:style-name="ch10" chart:values-cell-range-address="Planilha1.B4:Planilha1.B41" chart:label-cell-address="Planilha1.B3:Planilha1.B3" chart:class="chart:line">
            <chart:regression-curve chart:style-name="ch11">
              <chart:equation chart:display-equation="false" chart:display-r-square="true" chart:style-name="ch12"/>
            </chart:regression-curve>
            <chart:data-point chart:repeated="5"/>
          </chart:series>
          <chart:series chart:style-name="ch13" chart:values-cell-range-address="Planilha1.C4:Planilha1.C41" chart:label-cell-address="Planilha1.C3:Planilha1.C3" chart:class="chart:line">
            <chart:regression-curve chart:style-name="ch14">
              <chart:equation chart:display-equation="false" chart:display-r-square="true" svg:x="2.737cm" svg:y="7.794cm" chart:style-name="ch15"/>
            </chart:regression-curve>
            <chart:data-point chart:repeated="5"/>
          </chart:series>
          <chart:series chart:style-name="ch16" chart:values-cell-range-address="Planilha1.D4:Planilha1.D41" chart:label-cell-address="Planilha1.D3:Planilha1.D3" chart:class="chart:line">
            <chart:regression-curve chart:style-name="ch17">
              <chart:equation chart:display-equation="false" chart:display-r-square="true" chart:style-name="ch18"/>
            </chart:regression-curve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Processos</text:p>
                <draw:g>
                  <svg:desc>Planilha1.B3:Planilha1.B3</svg:desc>
                </draw:g>
              </table:table-cell>
              <table:table-cell office:value-type="string">
                <text:p>Paralelo_Threads</text:p>
                <draw:g>
                  <svg:desc>Planilha1.C3:Planilha1.C3</svg:desc>
                </draw:g>
              </table:table-cell>
              <table:table-cell office:value-type="string">
                <text:p>Sequencial</text:p>
                <draw:g>
                  <svg:desc>Planilha1.D3:Planilha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x 150</text:p>
                <draw:g>
                  <svg:desc>Planilha1.A4:Planilha1.A41</svg:desc>
                </draw:g>
              </table:table-cell>
              <table:table-cell office:value-type="float" office:value="0">
                <text:p>0</text:p>
                <draw:g>
                  <svg:desc>Planilha1.B4:Planilha1.B41</svg:desc>
                </draw:g>
              </table:table-cell>
              <table:table-cell office:value-type="float" office:value="0">
                <text:p>0</text:p>
                <draw:g>
                  <svg:desc>Planilha1.C4:Planilha1.C41</svg:desc>
                </draw:g>
              </table:table-cell>
              <table:table-cell office:value-type="float" office:value="0">
                <text:p>0</text:p>
                <draw:g>
                  <svg:desc>Planilha1.D4:Planilha1.D41</svg:desc>
                </draw:g>
              </table:table-cell>
            </table:table-row>
            <table:table-row>
              <table:table-cell office:value-type="string">
                <text:p>300 x 30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0 x 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0 x 1200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400 x 2400</text:p>
              </table:table-cell>
              <table:table-cell office:value-type="float" office:value="40">
                <text:p>40</text:p>
              </table:table-cell>
              <table:table-cell office:value-type="float" office:value="38.6">
                <text:p>38.6</text:p>
              </table:table-cell>
              <table:table-cell office:value-type="float" office:value="143.2">
                <text:p>14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